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10.313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text-line-through-style="solid"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style:text-line-through-style="soli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ext-properties style:text-outline="false" style:text-line-through-style="none" style:font-name="Bitstream Vera Sans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text-outline="false" style:text-line-through-style="none" fo:language="en" fo:country="US" fo:font-style="normal" fo:text-shadow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2" style:family="text"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style>
    <style:style style:name="T3" style:family="text">
      <style:text-properties fo:color="#000000" style:font-name="Monospace" fo:font-size="10pt" fo:language="en" fo:country="US" style:text-underline-style="solid" style:text-underline-width="auto" style:text-underline-color="font-color" style:font-name-asian="Monospace" style:font-size-asian="10pt" style:language-asian="en" style:country-asian="US" style:font-name-complex="Monospace" style:font-size-complex="5.69999980926514pt" style:language-complex="en" style:country-complex="US"/>
    </style:style>
    <style:style style:name="T4" style:family="text">
      <style:text-properties fo:color="#000000" style:font-name="Monospace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5" style:family="text">
      <style:text-properties style:font-name="Monospace" fo:font-size="10pt" style:font-name-asian="Monospace" style:font-size-asian="10pt" style:font-name-complex="Monospace" style:font-size-complex="5.699999809265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5" table:number-columns-repeated="250" table:default-cell-style-name="Default"/>
        <table:table-row table:style-name="ro1">
          <table:table-cell table:style-name="ce1" office:value-type="string">
            <text:p>Major</text:p>
          </table:table-cell>
          <table:table-cell table:style-name="ce1" office:value-type="string">
            <text:p>Mino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escription</text:p>
          </table:table-cell>
          <table:table-cell table:style-name="ce11" office:value-type="string">
            <text:p>Release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General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cleanup interface names (Handler instead of Ihandler)</text:p>
          </table:table-cell>
          <table:table-cell table:style-name="ce3" office:value-type="float" office:value="10.6">
            <text:p>10.6</text:p>
          </table:table-cell>
          <table:table-cell table:style-name="ce18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Genera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search/replace NullPointerException/ObjectTK.enforceNotNull()</text:p>
          </table:table-cell>
          <table:table-cell table:style-name="ce3"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Metamodel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getXYOptions() - Methode unterstützen (aka Choice)</text:p>
          </table:table-cell>
          <table:table-cell table:style-name="ce12" office:value-type="string">
            <text:p>10.10</text:p>
          </table:table-cell>
          <table:table-cell table:style-name="ce18" table:number-columns-repeated="250"/>
        </table:table-row>
        <table:table-row table:style-name="ro1" table:visibility="filter">
          <table:table-cell table:style-name="ce2" table:number-columns-repeated="2"/>
          <table:table-cell table:style-name="ce5" office:value-type="string">
            <text:p>Metamodel</text:p>
          </table:table-cell>
          <table:table-cell table:style-name="ce5" office:value-type="string">
            <text:p>Discarded</text:p>
          </table:table-cell>
          <table:table-cell table:style-name="ce5" office:value-type="string">
            <text:p>bei enum type sind options automatisch durch enum-elemente bestimmt (falls getXYOptions() fehlt)</text:p>
          </table:table-cell>
          <table:table-cell table:style-name="ce12"/>
          <table:table-cell table:style-name="ce18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Metamode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rewrite ModelInspector</text:p>
          </table:table-cell>
          <table:table-cell table:style-name="ce3"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Metamode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replace use of ModelInspector with Metamodel</text:p>
          </table:table-cell>
          <table:table-cell table:style-name="ce3"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Metamodel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Re-Naming: @Executable VS @Operation, @Expose VS @Show, @ExposeProperties VS @ShowProperties / @HideProperties</text:p>
          </table:table-cell>
          <table:table-cell table:style-name="ce3" office:value-type="float" office:value="10.6">
            <text:p>10.6</text:p>
          </table:table-cell>
          <table:table-cell table:style-name="ce18"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Metamodel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@Operation(name): unique name erzwingen bei overloaded Methoden</text:p>
          </table:table-cell>
          <table:table-cell table:style-name="ce13"/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Metamode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JavaMetaModel</text:p>
          </table:table-cell>
          <table:table-cell table:style-name="ce3"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Metamodel</text:p>
          </table:table-cell>
          <table:table-cell table:style-name="ce3" office:value-type="string">
            <text:p>Defer</text:p>
          </table:table-cell>
          <table:table-cell table:style-name="ce3" office:value-type="string">
            <text:p>MetaModel Layering: ab Modell VS. für widgets</text:p>
          </table:table-cell>
          <table:table-cell table:style-name="ce3"/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DataConnecto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equals und hashCode in connectors sauber implementieren</text:p>
          </table:table-cell>
          <table:table-cell table:style-name="ce13"/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DataConnecto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clean-up IDataConnectorFactory und DefaultDataConnectorFactory (infoQueue)</text:p>
          </table:table-cell>
          <table:table-cell table:style-name="ce3"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DataConnecto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rethink ConnectorInfo</text:p>
          </table:table-cell>
          <table:table-cell table:style-name="ce3"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Binding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Naming: model VS context (ScalarProperty)</text:p>
          </table:table-cell>
          <table:table-cell table:style-name="ce3" office:value-type="float" office:value="10.6">
            <text:p>10.6</text:p>
          </table:table-cell>
          <table:table-cell table:style-name="ce18" table:number-columns-repeated="250"/>
        </table:table-row>
        <table:table-row table:style-name="ro1">
          <table:table-cell table:style-name="ce3"/>
          <table:table-cell table:style-name="ce3" office:value-type="string">
            <text:p>C</text:p>
          </table:table-cell>
          <table:table-cell table:style-name="ce3" office:value-type="string">
            <text:p>Binding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Mediator chaining: domain object NICHT Observable – edit über Widget und Operation triggern refresh über gesamten Mediator Tree (alles zurzeit sichtbare)</text:p>
          </table:table-cell>
          <table:table-cell table:style-name="ce13"/>
          <table:table-cell table:style-name="ce1" table:number-columns-repeated="250"/>
        </table:table-row>
        <table:table-row table:style-name="ro1">
          <table:table-cell table:style-name="ce3"/>
          <table:table-cell table:style-name="ce3" office:value-type="string">
            <text:p>C</text:p>
          </table:table-cell>
          <table:table-cell table:style-name="ce3" office:value-type="string">
            <text:p>Binding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ListPanel muss Inhalt refreshen, wenn Property von Detail ändert</text:p>
          </table:table-cell>
          <table:table-cell table:style-name="ce13"/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Workbench</text:p>
          </table:table-cell>
          <table:table-cell table:style-name="ce3" office:value-type="string">
            <text:p>Defer</text:p>
          </table:table-cell>
          <table:table-cell table:style-name="ce3" office:value-type="string">
            <text:p>Navigator.back()</text:p>
          </table:table-cell>
          <table:table-cell table:style-name="ce3"/>
          <table:table-cell table:style-name="ce1" table:number-columns-repeated="250"/>
        </table:table-row>
        <table:table-row table:style-name="ro1">
          <table:table-cell table:style-name="ce3"/>
          <table:table-cell table:style-name="ce3" office:value-type="string">
            <text:p>C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Wenn BOs Observable sind und ChangeEvents feuern, get selection in ListPanel verloren</text:p>
          </table:table-cell>
          <table:table-cell table:style-name="ce3"/>
          <table:table-cell table:style-name="ce1"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Editor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<text:span text:style-name="T1">Anzahl</text:span> <text:span text:style-name="T1">gelistete</text:span> <text:span text:style-name="T1">instanzen</text:span> <text:span text:style-name="T1">im</text:span> 'execute' header (<text:span text:style-name="T1">oberhalb</text:span> listPanel, hinter <text:span text:style-name="T1">Classname</text:span>) <text:span text:style-name="T1">anzeigen</text:span></text:p>
          </table:table-cell>
          <table:table-cell table:style-name="ce13"/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Editor</text:p>
          </table:table-cell>
          <table:table-cell table:style-name="ce3" office:value-type="string">
            <text:p>Discarded</text:p>
          </table:table-cell>
          <table:table-cell table:style-name="ce3" office:value-type="string">
            <text:p>code duplication: GenericForm</text:p>
          </table:table-cell>
          <table:table-cell table:style-name="ce13"/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Edito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code duplication: IndividualWidgetController &amp; ListWidgetController</text:p>
          </table:table-cell>
          <table:table-cell table:style-name="ce13"/>
          <table:table-cell table:style-name="ce1"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Editor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@Embedded: embedded Properties werden in Tab angezeigt (z.B.: Person.address -&gt; Properties von Address im Tab)</text:p>
          </table:table-cell>
          <table:table-cell table:style-name="ce13"/>
          <table:table-cell table:style-name="ce1"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Editor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@Embedded(EmbeddableFactory) auf Class: für dynamische (by-mapping) oder mehrwertige Embedded Objects</text:p>
          </table:table-cell>
          <table:table-cell table:style-name="ce13"/>
          <table:table-cell table:style-name="ce1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ExecuteDialo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trigger form update after executable actions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ExecuteDialo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trigger form update after navigation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4"/>
          <table:table-cell table:style-name="ce3"/>
          <table:table-cell table:style-name="ce3" office:value-type="string">
            <text:p>ExecuteDialo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request focus on buttons: &lt;executables&gt;, btns in executable dialogs</text:p>
          </table:table-cell>
          <table:table-cell table:style-name="ce7" office:value-type="float" office:value="9.8">
            <text:p>9.8</text:p>
          </table:table-cell>
          <table:table-cell table:style-name="ce5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ExecuteDialo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<text:span text:style-name="T2">primitive </text:span><text:span text:style-name="T3">Typen</text:span><text:span text:style-name="T2"> in execute </text:span><text:span text:style-name="T3">Signaturen</text:span><text:span text:style-name="T2"> </text:span><text:span text:style-name="T3">unterstützen</text:span><text:span text:style-name="T2"> (</text:span><text:span text:style-name="T3">int</text:span><text:span text:style-name="T2">)</text:span>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ExecuteDialog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ExecutableAction: keine Auto-Navigation zu primitiven Typen</text:p>
          </table:table-cell>
          <table:table-cell table:style-name="ce14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ExecuteDialo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Eclipse Run-Icon (Play-Button) als Icon für Operations (auch bei Table verwendent)</text:p>
          </table:table-cell>
          <table:table-cell table:style-name="ce3" office:value-type="float" office:value="10.6">
            <text:p>10.6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ExecuteDialog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OperationInput support (aka FluentFeed) -&gt; order sample</text:p>
          </table:table-cell>
          <table:table-cell table:style-name="ce14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ExecuteDialo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Re-Naming to *Operation*: InvokeExecutableAction, AbstractExecutable (+Subclasses)</text:p>
          </table:table-cell>
          <table:table-cell table:style-name="ce14"/>
          <table:table-cell table:number-columns-repeated="250"/>
        </table:table-row>
        <table:table-row table:style-name="ro1" table:visibility="filter">
          <table:table-cell table:style-name="ce5" table:number-columns-repeated="2"/>
          <table:table-cell table:style-name="ce5" office:value-type="string">
            <text:p>ExecuteDialog</text:p>
          </table:table-cell>
          <table:table-cell table:style-name="ce5" office:value-type="string">
            <text:p>Discarded</text:p>
          </table:table-cell>
          <table:table-cell table:style-name="ce5" office:value-type="string">
            <text:p>wenn namen in @Executable auf properties zeigen, dann edit mode - also felder mit property werten befullen</text:p>
          </table:table-cell>
          <table:table-cell table:style-name="ce7"/>
          <table:table-cell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Widget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Generic options (choice) support with JList and selectable/options property (LocalizedHelloWorldExample)</text:p>
          </table:table-cell>
          <table:table-cell table:style-name="ce15" office:value-type="string">
            <text:p>10.10</text:p>
          </table:table-cell>
          <table:table-cell table:style-name="ce6"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Tests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Aufrufe zu Model und zu Widget immer in try-catch-finally: keine undefinierten Zustände bei Exceptions</text:p>
          </table:table-cell>
          <table:table-cell table:style-name="ce14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7" office:value-type="string">
            <text:p>Tabl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@ExposeProperties auf getter-Methoden und Feldern für table columns auswahl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7" office:value-type="string">
            <text:p>Table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entities in table <text:span text:style-name="T1">mit</text:span> <text:span text:style-name="T1">ctrl</text:span>+click <text:span text:style-name="T1">navigierbar</text:span> <text:span text:style-name="T1">machen</text:span>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7" office:value-type="string">
            <text:p>Table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@HideProperties <text:span text:style-name="T1">auf</text:span> getter-<text:span text:style-name="T1">Methoden</text:span> <text:span text:style-name="T1">und</text:span> <text:span text:style-name="T1">Feldern</text:span> <text:span text:style-name="T1">für</text:span> table columns <text:span text:style-name="T1">auswahl</text:span></text:p>
          </table:table-cell>
          <table:table-cell table:style-name="ce14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7" office:value-type="string">
            <text:p>Table</text:p>
          </table:table-cell>
          <table:table-cell table:style-name="ce3" office:value-type="string">
            <text:p>Defer</text:p>
          </table:table-cell>
          <table:table-cell table:style-name="ce8" office:value-type="string">
            <text:p>TableColumn <text:span text:style-name="T1">Auswahl</text:span> in <text:span text:style-name="T1">handmade</text:span> panels</text:p>
          </table:table-cell>
          <table:table-cell table:style-name="ce7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7" office:value-type="string">
            <text:p>Table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@OperationAffinity(“removeAddress”) Person.addressOptions: Btn. Für Operation wird bei Table der Adressen angezeigt, Selection als param für Operation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7" office:value-type="string">
            <text:p>Table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@OperationAffinity(“removeAddress”) Person.addressoptions: Operation.enabled nur wenn Selektion in Tabelle</text:p>
          </table:table-cell>
          <table:table-cell table:style-name="ce14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7" office:value-type="string">
            <text:p>Types/Converters</text:p>
          </table:table-cell>
          <table:table-cell table:style-name="ce3" office:value-type="string">
            <text:p>Done</text:p>
          </table:table-cell>
          <table:table-cell table:style-name="ce8" office:value-type="string">
            <text:p>URL &amp; File <text:span text:style-name="T1">als</text:span> Links <text:span text:style-name="T1">anzeigen</text:span> <text:span text:style-name="T1">und</text:span> via Desktop.browse() <text:span text:style-name="T1">bzw</text:span>. open() <text:span text:style-name="T1">oeffnen</text:span>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D</text:p>
          </table:table-cell>
          <table:table-cell table:style-name="ce7" office:value-type="string">
            <text:p>Types/Converters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Prio. 1 haben Typen von String geparsed werden koennen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D</text:p>
          </table:table-cell>
          <table:table-cell table:style-name="ce7" office:value-type="string">
            <text:p>Types/Converters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boolean VS. Boolean // klare Definition wo primitive Typen und wo immer Objects verwendet werden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D</text:p>
          </table:table-cell>
          <table:table-cell table:style-name="ce7" office:value-type="string">
            <text:p>Types/Converters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ModelInspector.isPrimitive(Class) : boolean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7" office:value-type="string">
            <text:p>Types/Converters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full support for converters</text:p>
          </table:table-cell>
          <table:table-cell table:style-name="ce13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7" office:value-type="string">
            <text:p>DDD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Support for CompanionObject</text:p>
          </table:table-cell>
          <table:table-cell table:style-name="ce3" office:value-type="float" office:value="10.1">
            <text:p>10.1</text:p>
          </table:table-cell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7" office:value-type="string">
            <text:p>DDD</text:p>
          </table:table-cell>
          <table:table-cell table:style-name="ce3" office:value-type="string">
            <text:p>Defer</text:p>
          </table:table-cell>
          <table:table-cell table:style-name="ce3" office:value-type="string">
            <text:p>aggregates: nur aggregates in der sidebar als navigations startpunkt verfügbar</text:p>
          </table:table-cell>
          <table:table-cell table:style-name="ce3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Build/Deploy</text:p>
          </table:table-cell>
          <table:table-cell table:style-name="ce3" office:value-type="string">
            <text:p>Done</text:p>
          </table:table-cell>
          <table:table-cell table:style-name="ce8" office:value-type="string">
            <text:p><text:span text:style-name="T1">testcases</text:span> <text:span text:style-name="T1">wieder</text:span> fit <text:span text:style-name="T1">machen</text:span>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Build/Deploy</text:p>
          </table:table-cell>
          <table:table-cell table:style-name="ce3" office:value-type="string">
            <text:p>Done</text:p>
          </table:table-cell>
          <table:table-cell table:style-name="ce8" office:value-type="string">
            <text:p>ant <text:span text:style-name="T1">buildfile</text:span> fur core: build.xml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Test</text:p>
          </table:table-cell>
          <table:table-cell table:style-name="ce3" office:value-type="string">
            <text:p>Done</text:p>
          </table:table-cell>
          <table:table-cell table:style-name="ce8" office:value-type="string">
            <text:p>dataProxy refresh/reload model <text:span text:style-name="T1">ist</text:span> observable, stateChange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Test</text:p>
          </table:table-cell>
          <table:table-cell table:style-name="ce3" office:value-type="string">
            <text:p>Done</text:p>
          </table:table-cell>
          <table:table-cell table:style-name="ce8" office:value-type="string">
            <text:p>dataProxy refresh/reload model <text:span text:style-name="T1">ist</text:span> observable, propertyChange</text:p>
          </table:table-cell>
          <table:table-cell table:style-name="ce7" office:value-type="float" office:value="9.8">
            <text:p>9.8</text:p>
          </table:table-cell>
          <table:table-cell table:number-columns-repeated="25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est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getter only plugs richtig handhaben, Acess Rules beachten in writeValue0() (d.h. Exception werfen ?! ) :: Connector &amp; Property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est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graceful handling of getXY() ohne setXY() methode (Access)</text:p>
          </table:table-cell>
          <table:table-cell table:style-name="ce14"/>
          <table:table-cell table:number-columns-repeated="25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est</text:p>
          </table:table-cell>
          <table:table-cell table:style-name="ce3" office:value-type="string">
            <text:p>Open</text:p>
          </table:table-cell>
          <table:table-cell table:style-name="ce8" office:value-type="string">
            <text:p>immutable &amp; read-only: public final field (and optional public getter)</text:p>
          </table:table-cell>
          <table:table-cell table:style-name="ce14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Samples</text:p>
          </table:table-cell>
          <table:table-cell table:style-name="ce3" office:value-type="string">
            <text:p>Defer</text:p>
          </table:table-cell>
          <table:table-cell table:style-name="ce3" office:value-type="string">
            <text:p>ProjectExample als Showcase für verfügbare Widgets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Samples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short description of all examples: wiki and class comment</text:p>
          </table:table-cell>
          <table:table-cell table:style-name="ce13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Samples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finish currency converter</text:p>
          </table:table-cell>
          <table:table-cell table:style-name="ce13"/>
          <table:table-cell table:number-columns-repeated="250"/>
        </table:table-row>
        <table:table-row table:style-name="ro1" table:visibility="filter">
          <table:table-cell table:style-name="ce3" table:number-columns-repeated="2"/>
          <table:table-cell table:style-name="ce3" office:value-type="string">
            <text:p>Samples</text:p>
          </table:table-cell>
          <table:table-cell table:style-name="ce3" office:value-type="string">
            <text:p>Defer</text:p>
          </table:table-cell>
          <table:table-cell table:style-name="ce3" office:value-type="string">
            <text:p>Fowlers state machine aus DSL buch</text:p>
          </table:table-cell>
          <table:table-cell table:style-name="ce3"/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string">
            <text:p>Samples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OperationInput Sample: Order Model</text:p>
          </table:table-cell>
          <table:table-cell table:style-name="ce13"/>
          <table:table-cell table:number-columns-repeated="250"/>
        </table:table-row>
        <table:table-row table:style-name="ro1" table:visibility="filter">
          <table:table-cell table:style-name="ce6" table:number-columns-repeated="2"/>
          <table:table-cell table:style-name="ce6" office:value-type="string">
            <text:p>Binding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ListDataConnector anstatt CollectionDataConnector (collection type weglassen und immer List zurückgeben – Modell kann aber auch andere Collection haben)</text:p>
          </table:table-cell>
          <table:table-cell table:style-name="ce3" office:value-type="float" office:value="10.6">
            <text:p>10.6</text:p>
          </table:table-cell>
          <table:table-cell table:style-name="ce6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Capability</text:p>
          </table:table-cell>
          <table:table-cell office:value-type="string">
            <text:p>Done</text:p>
          </table:table-cell>
          <table:table-cell table:style-name="ce9" office:value-type="string">
            <text:p>Alle XYNamedXYDataConnector (Interfaces und Implementierungen) löschen, direkt ScalarProperty und ListProperty brauchen</text:p>
          </table:table-cell>
          <table:table-cell table:style-name="ce3" office:value-type="float" office:value="10.6">
            <text:p>10.6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Capability</text:p>
          </table:table-cell>
          <table:table-cell office:value-type="string">
            <text:p>Done</text:p>
          </table:table-cell>
          <table:table-cell office:value-type="string">
            <text:p>NestedScalarDataAccessProvider aufräumen, ScalarProperty brauchen</text:p>
          </table:table-cell>
          <table:table-cell table:style-name="ce3" office:value-type="float" office:value="10.6">
            <text:p>10.6</text:p>
          </table:table-cell>
          <table:table-cell table:number-columns-repeated="250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Type System: @PrimitiveType ersetzt ConverterRepo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Binding</text:p>
          </table:table-cell>
          <table:table-cell office:value-type="string">
            <text:p>Open</text:p>
          </table:table-cell>
          <table:table-cell office:value-type="string">
            <text:p>EventBus ersetzt “BusinessObject implements Observable”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Annotation Support für MetaClass und Features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Workbench</text:p>
          </table:table-cell>
          <table:table-cell office:value-type="string">
            <text:p>Open</text:p>
          </table:table-cell>
          <table:table-cell office:value-type="string">
            <text:p>Gruppierung in Sidebar nach pkg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OperationAffinity mit UI Widget</text:p>
          </table:table-cell>
          <table:table-cell table:number-columns-repeated="251"/>
        </table:table-row>
        <table:table-row table:style-name="ro1" table:visibility="filter">
          <table:table-cell table:style-name="ce6" table:number-columns-repeated="2"/>
          <table:table-cell table:style-name="ce6" office:value-type="string">
            <text:p>Metamodel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Choice/Selection Support</text:p>
          </table:table-cell>
          <table:table-cell table:style-name="ce17" office:value-type="string">
            <text:p>10.10</text:p>
          </table:table-cell>
          <table:table-cell table:style-name="ce6" table:number-columns-repeated="250"/>
        </table:table-row>
        <table:table-row table:style-name="ro1">
          <table:table-cell table:number-columns-repeated="2"/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Collection Editor</text:p>
          </table:table-cell>
          <table:table-cell table:number-columns-repeated="251"/>
        </table:table-row>
        <table:table-row table:style-name="ro1" table:visibility="filter">
          <table:table-cell table:style-name="ce6" table:number-columns-repeated="2"/>
          <table:table-cell table:style-name="ce6" office:value-type="string">
            <text:p>Binding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Rename ScalarProperty to IndividualProperty</text:p>
          </table:table-cell>
          <table:table-cell table:style-name="ce3" office:value-type="float" office:value="10.6">
            <text:p>10.6</text:p>
          </table:table-cell>
          <table:table-cell table:style-name="ce6" table:number-columns-repeated="250"/>
        </table:table-row>
        <table:table-row table:style-name="ro1" table:visibility="filter">
          <table:table-cell table:style-name="ce6" table:number-columns-repeated="2"/>
          <table:table-cell table:style-name="ce2" office:value-type="string">
            <text:p>Wiki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Re-Naming: @Executable VS @Operation, @Expose VS @Show, @ExposeProperties VS @ShowProperties / @HideProperties</text:p>
          </table:table-cell>
          <table:table-cell table:style-name="ce3" office:value-type="float" office:value="10.6">
            <text:p>10.6</text:p>
          </table:table-cell>
          <table:table-cell table:style-name="ce6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Defer</text:p>
          </table:table-cell>
          <table:table-cell office:value-type="string">
            <text:p>PersistentIssueTrackerExample komplettieren (mit JPA und H2 dependencies)</text:p>
          </table:table-cell>
          <table:table-cell table:style-name="Default"/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Dokumentieren, welche Features in welchem Example gezeigt werden (ev. Matrixdarstellung)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style-name="ce3"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Gruppierung von Operations unterstützten (z.B.: mehrere Companions). Nested annotation @OperationGroup(prio, name)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table:style-name="ce5" office:value-type="string">
            <text:p>Widget</text:p>
          </table:table-cell>
          <table:table-cell table:style-name="ce5" office:value-type="string">
            <text:p>Discarded</text:p>
          </table:table-cell>
          <table:table-cell table:style-name="ce5" office:value-type="string">
            <text:p>(Options) SelectionController/JList: &lt;empty&gt; anzeigen &amp; selection-disabled bei leerer Liste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DataConnector</text:p>
          </table:table-cell>
          <table:table-cell office:value-type="string">
            <text:p>Done</text:p>
          </table:table-cell>
          <table:table-cell office:value-type="string">
            <text:p>Support for array based ListDataConnectors</text:p>
          </table:table-cell>
          <table:table-cell office:value-type="string">
            <text:p>10.1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@ViewProxy: @ViewProxy(IssueContainerVP.class) public class IssueContainer - <text:span text:style-name="T4">anstatt</text:span> IssueContainer <text:span text:style-name="T4">anzuzeigen</text:span>, <text:span text:style-name="T4">wird</text:span> <text:span text:style-name="T4">dynamisch</text:span> <text:span text:style-name="T4">ein</text:span> <text:span text:style-name="T4">proxy</text:span> <text:span text:style-name="T4">instanziert</text:span> (BO <text:span text:style-name="T4">ist</text:span> constructor parameter) - <text:span text:style-name="T4">Verwendung</text:span> z.B: <text:span text:style-name="T4">fürs</text:span> <text:span text:style-name="T4">Filtern</text:span> <text:span text:style-name="T4">von</text:span> <text:span text:style-name="T4">Tabellen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table:style-name="ce10" office:value-type="string">
            <text:p>@ViewProxy: <text:span text:style-name="T1">erbt</text:span> @Companions <text:span text:style-name="T1">vom</text:span> <text:span text:style-name="T1">gewrappten</text:span><text:span text:style-name="T5"> BO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Widget</text:p>
          </table:table-cell>
          <table:table-cell office:value-type="string">
            <text:p>Open</text:p>
          </table:table-cell>
          <table:table-cell table:style-name="ce10" office:value-type="string">
            <text:p>Table: <text:span text:style-name="T1">tooltip</text:span> text <text:span text:style-name="T1">mit</text:span> propertyName <text:span text:style-name="T1">auf</text:span> <text:span text:style-name="T1">spalten</text:span><text:span text:style-name="T5"> header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Widget</text:p>
          </table:table-cell>
          <table:table-cell office:value-type="string">
            <text:p>Open</text:p>
          </table:table-cell>
          <table:table-cell table:style-name="ce10" office:value-type="string">
            <text:p>WidgetBuilder <text:span text:style-name="T1">aufteilen</text:span>: 1) bindProperty(), <text:span text:style-name="T1">setzt</text:span> <text:span text:style-name="T1">Metamodel</text:span> <text:span text:style-name="T1">voraus</text:span> 2) bindField(), bindMethod(), <text:span text:style-name="T1">ohne</text:span> <text:span text:style-name="T1">Metamodel</text:span> <text:span text:style-name="T1">direkt</text:span> <text:span text:style-name="T1">auf</text:span> Felder <text:span text:style-name="T1">und</text:span> <text:span text:style-name="T1">Methoden</text:span>, <text:span text:style-name="T1">unterstützt</text:span> <text:span text:style-name="T1">aber</text:span> <text:span text:style-name="T1">keine</text:span><text:span text:style-name="T5"> nestedProperties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InvocationDialog: &lt;repeat&gt; action - z.b.: <text:span text:style-name="T1">mehrere</text:span> <text:span text:style-name="T1">Objekte</text:span> <text:span text:style-name="T1">erzeugen</text:span> <text:span text:style-name="T1">einfacher</text:span> <text:span text:style-name="T1">machen</text:span>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Test</text:p>
          </table:table-cell>
          <table:table-cell office:value-type="string">
            <text:p>Done</text:p>
          </table:table-cell>
          <table:table-cell office:value-type="string">
            <text:p><text:span text:style-name="T1">Prüfen</text:span>/Unit-Test <text:span text:style-name="T1">dass</text:span> @ShowProperties <text:span text:style-name="T1">auf</text:span> <text:span text:style-name="T1">Methoden</text:span> <text:span text:style-name="T1">und</text:span> <text:span text:style-name="T1">Feldern</text:span> <text:span text:style-name="T1">funktioniert</text:span>, <text:span text:style-name="T1">insbesondere</text:span> <text:span text:style-name="T1">auch</text:span> <text:span text:style-name="T1">auf</text:span> <text:span text:style-name="T1">enum</text:span> <text:span text:style-name="T1">Typen und Arrays</text:span>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DataConnector</text:p>
          </table:table-cell>
          <table:table-cell office:value-type="string">
            <text:p>Done</text:p>
          </table:table-cell>
          <table:table-cell table:style-name="ce10" office:value-type="string">
            <text:p><text:span text:style-name="T1">Gemeinsame</text:span> <text:span text:style-name="T1">Teile</text:span> <text:span text:style-name="T1">von</text:span> XYMethodConnector <text:span text:style-name="T1">respektive</text:span> XYFieldConnectors in <text:span text:style-name="T1">gemeinsame</text:span> delegate <text:span text:style-name="T1">Klasse</text:span> <text:span text:style-name="T1">auslagern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table:style-name="ce10" office:value-type="string">
            <text:p>GenericForm: <text:span text:style-name="T1">wenn</text:span> Form &gt;=1 <text:span text:style-name="T1">Tabelle</text:span> <text:span text:style-name="T1">enthält</text:span>, <text:span text:style-name="T1">soll</text:span> <text:span text:style-name="T1">kein</text:span> spacer am <text:span text:style-name="T1">schluss</text:span> <text:span text:style-name="T1">eingefügt</text:span> <text:span text:style-name="T1">werden</text:span>, <text:span text:style-name="T1">dafür</text:span> <text:span text:style-name="T1">sollen</text:span> die <text:span text:style-name="T1">tabellen</text:span> den <text:span text:style-name="T1">vertikalen</text:span> <text:span text:style-name="T1">platz</text:span> <text:span text:style-name="T1">ausfüllen</text:span>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Binding</text:p>
          </table:table-cell>
          <table:table-cell office:value-type="string">
            <text:p>Open</text:p>
          </table:table-cell>
          <table:table-cell table:style-name="ce10" office:value-type="string">
            <text:p>TableSelectionWidgetAdapter: <text:span text:style-name="T1">implementieren</text:span> <text:span text:style-name="T1">und</text:span> <text:span text:style-name="T1">testen</text:span>, <text:span text:style-name="T1">wenn</text:span> selectionProperty.canWrite == false <text:span text:style-name="T1">ist</text:span>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10" office:value-type="string">
            <text:p>Unit-Tests <text:span text:style-name="T1">für</text:span> converter <text:span text:style-name="T1">und</text:span> handling <text:span text:style-name="T1">von</text:span> <text:span text:style-name="T1">primitiven</text:span> <text:span text:style-name="T1">Typen</text:span><text:span text:style-name="T5"> in widgets (insbesondere in GenericForm und InvokationParameterDialog)</text:span>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office:value-type="string">
            <text:p>Testcases refactoren: org.td4j.core.binding.model &amp; org.td4j.core.internal.binding.model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office:value-type="string">
            <text:p>Analog TextControllerTest sollen alle WidgetController minimale Tests besitzen</text:p>
          </table:table-cell>
          <table:table-cell table:number-columns-repeated="251"/>
        </table:table-row>
        <table:table-row table:style-name="ro1" table:number-rows-repeated="6544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5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one</text:p>
          </table:table-cell>
        </table:table-row>
        <table:table-row table:style-name="ro1">
          <table:table-cell table:number-columns-repeated="2"/>
          <table:table-cell table:style-name="ce5" office:value-type="string">
            <text:p>Discarded</text:p>
          </table:table-cell>
        </table:table-row>
        <table:table-row table:style-name="ro1">
          <table:table-cell table:number-columns-repeated="2"/>
          <table:table-cell office:value-type="string">
            <text:p>Open</text:p>
          </table:table-cell>
        </table:table-row>
        <table:table-row table:style-name="ro1">
          <table:table-cell table:number-columns-repeated="2"/>
          <table:table-cell office:value-type="string">
            <text:p>Defer</text:p>
          </table:table-cell>
        </table:table-row>
        <table:table-row table:style-name="ro1">
          <table:table-cell table:number-columns-repeated="2"/>
          <table:table-cell office:value-type="string">
            <text:p>Verify</text:p>
          </table:table-cell>
        </table:table-row>
      </table:table>
      <table:database-ranges>
        <table:database-range table:target-range-address="Sheet1.A1:Sheet1.IV1" table:display-filter-buttons="true">
          <table:filter>
            <table:filter-condition table:field-number="3" table:value="Open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31">12/31/2010</text:date>, <text:time>01:4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1-02T18:57:56</meta:creation-date>
    <dc:date>2010-12-31T01:45:12</dc:date>
    <meta:editing-cycles>165</meta:editing-cycles>
    <meta:editing-duration>P1DT1H59M31S</meta:editing-duration>
    <meta:user-defined meta:name="Info 1"/>
    <meta:user-defined meta:name="Info 2"/>
    <meta:user-defined meta:name="Info 3"/>
    <meta:user-defined meta:name="Info 4"/>
    <meta:document-statistic meta:table-count="2" meta:cell-count="326"/>
  </office:meta>
</office:document-meta>
</file>